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標楷體" svg:font-family="標楷體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ans1" fo:language="none" fo:country="none" style:font-name-asian="Liberation Sans1" style:font-size-asian="12pt" style:language-asian="none" style:country-asian="none"/>
    </style:style>
    <style:style style:name="P2" style:family="paragraph" style:parent-style-name="Standard">
      <style:text-properties style:font-name="Liberation Sans1" fo:language="none" fo:country="none" officeooo:paragraph-rsid="00154ee9" style:font-name-asian="Liberation Sans1" style:font-size-asian="12pt" style:language-asian="none" style:country-asian="none"/>
    </style:style>
    <style:style style:name="P3" style:family="paragraph" style:parent-style-name="Standard">
      <style:text-properties style:font-name="Liberation Sans1" fo:language="none" fo:country="none" officeooo:paragraph-rsid="0015dda1" style:font-name-asian="Liberation Sans1" style:font-size-asian="12pt" style:language-asian="none" style:country-asian="none"/>
    </style:style>
    <style:style style:name="P4" style:family="paragraph" style:parent-style-name="Standard">
      <style:text-properties style:font-name="Liberation Sans1" fo:language="none" fo:country="none" officeooo:paragraph-rsid="0017c654" style:font-name-asian="Liberation Sans1" style:font-size-asian="12pt" style:language-asian="none" style:country-asian="none"/>
    </style:style>
    <style:style style:name="P5" style:family="paragraph" style:parent-style-name="Standard">
      <style:text-properties style:font-name="Liberation Sans1" fo:language="none" fo:country="none" officeooo:paragraph-rsid="0015dda1" style:font-name-asian="Liberation Sans1" style:font-size-asian="12pt" style:language-asian="zh" style:country-asian="TW"/>
    </style:style>
    <style:style style:name="P6" style:family="paragraph" style:parent-style-name="Standard">
      <style:text-properties style:font-name="Liberation Sans1" fo:language="none" fo:country="none" officeooo:rsid="0015dda1" officeooo:paragraph-rsid="0015dda1" style:font-name-asian="Liberation Sans1" style:font-size-asian="12pt" style:language-asian="zh" style:country-asian="TW"/>
    </style:style>
    <style:style style:name="T1" style:family="text">
      <style:text-properties style:language-asian="zh" style:country-asian="TW"/>
    </style:style>
    <style:style style:name="T2" style:family="text">
      <style:text-properties officeooo:rsid="00152d86" style:language-asian="zh" style:country-asian="TW"/>
    </style:style>
    <style:style style:name="T3" style:family="text">
      <style:text-properties style:language-asian="none" style:country-asian="none"/>
    </style:style>
    <style:style style:name="T4" style:family="text">
      <style:text-properties officeooo:rsid="0017c6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3</text:p>
      <text:p text:style-name="P2">有字為圖片<text:span text:style-name="T1">讀不出，如P</text:span><text:span text:style-name="T2">24</text:span><text:span text:style-name="T1">第四級管制藥品原料藥項次</text:span><text:span text:style-name="T2">1中文品名的最後一個字。</text:span></text:p>
      <text:p text:style-name="P1"/>
      <text:p text:style-name="P1">14</text:p>
      <text:p text:style-name="P1">CAS<text:span text:style-name="T1">N</text:span><text:span text:style-name="T2">o</text:span>在規格<text:span text:style-name="T1">欄位的檔案裡（法規</text:span>附表二<text:span text:style-name="T1">），未處理。</text:span></text:p>
      <text:p text:style-name="P1"/>
      <text:p text:style-name="P1">23</text:p>
      <text:p text:style-name="P1">應同11</text:p>
      <text:p text:style-name="P3">法務部<text:span text:style-name="T1">主管法規查詢系統</text:span></text:p>
      <text:p text:style-name="P5">毒品危害防制條例 <text:span text:style-name="T3">第 31 條</text:span></text:p>
      <text:p text:style-name="P1"><text:a xlink:type="simple" xlink:href="https://mojlaw.moj.gov.tw/LawContent.aspx?LSID=FL001431" text:style-name="Internet_20_link" text:visited-style-name="Visited_20_Internet_20_Link">https://mojlaw.moj.gov.tw/LawContent.aspx?LSID=FL001431</text:a></text:p>
      <text:p text:style-name="P1"/>
      <text:p text:style-name="P6">36</text:p>
      <text:p text:style-name="P6">VOC<text:span text:style-name="T4">s部分在以下連結</text:span></text:p>
      <text:p text:style-name="P6">初步處理與說明放在資料夾<text:span text:style-name="T4">36，未納入最終成果檔案。</text:span></text:p>
      <text:p text:style-name="P6"><text:a xlink:type="simple" xlink:href="https://www.canada.ca/en/environment-climate-change/services/national-pollutant-release-inventory/report/sector-specific-tools-calculate-emissions/reporting-volatile-organic-compounds-national-pollutant-release-inventory.html" text:style-name="Internet_20_link" text:visited-style-name="Visited_20_Internet_20_Link">https://www.canada.ca/en/environment-climate-change/services/national-pollutant-release-inventory/report/sector-specific-tools-calculate-emissions/reporting-volatile-organic-compounds-national-pollutant-release-inventory.html</text:a></text:p>
      <text:p text:style-name="P1"/>
      <text:p text:style-name="P1">51</text:p>
      <text:p text:style-name="P1">覚醒剤取締法</text:p>
      <text:p text:style-name="P1"><text:a xlink:type="simple" xlink:href="https://elaws.e-gov.go.jp/document?lawid=326AC1000000252_20210801_501AC0000000063" text:style-name="Internet_20_link" text:visited-style-name="Visited_20_Internet_20_Link">https://elaws.e-gov.go.jp/document?lawid=326AC1000000252_20210801_501AC0000000063</text:a></text:p>
      <text:p text:style-name="P1">覚せい剤取締法<text:span text:style-name="T1">(Stimulants Control Act)</text:span></text:p>
      <text:p text:style-name="P4"><text:a xlink:type="simple" xlink:href="http://www.japaneselawtranslation.go.jp/law/detail/?printID=&amp;ft=5&amp;re=01&amp;dn=1&amp;gn=3&amp;sy=26&amp;ht=A&amp;no=252&amp;x=30&amp;y=6&amp;ia=03&amp;ja=04&amp;ky=&amp;page=1&amp;vm=03&amp;id=2814&amp;lvm=01" text:style-name="Internet_20_link" text:visited-style-name="Visited_20_Internet_20_Link">http://www.japaneselawtranslation.go.jp/law/detail/?printID=&amp;ft=5&amp;re=01&amp;dn=1&amp;gn=3&amp;sy=26&amp;ht=A&amp;no=252&amp;x=30&amp;y=6&amp;ia=03&amp;ja=04&amp;ky=&amp;page=1&amp;vm=03&amp;id=2814&amp;lvm=01</text:a></text:p>
      <text:p text:style-name="P4">覚醒剤原料を指定する政令</text:p>
      <text:p text:style-name="P1"><text:a xlink:type="simple" xlink:href="https://elaws.e-gov.go.jp/document?lawid=408CO0000000023_20200807_502CO0000000221&amp;keyword=覚醒剤" text:style-name="Internet_20_link" text:visited-style-name="Visited_20_Internet_20_Link">https://elaws.e-gov.go.jp/document?lawid=408CO0000000023_20200807_502CO0000000221&amp;keyword=%E8%A6%9A%E9%86%92%E5%89%A4</text:a></text:p>
      <text:p text:style-name="P1"/>
      <text:p text:style-name="P1">52</text:p>
      <text:p text:style-name="P1">麻薬及び向精神薬取締法</text:p>
      <text:p text:style-name="P1"><text:a xlink:type="simple" xlink:href="https://elaws.e-gov.go.jp/document?lawid=328AC0000000014" text:style-name="Internet_20_link" text:visited-style-name="Visited_20_Internet_20_Link">https://elaws.e-gov.go.jp/document?lawid=328AC0000000014</text:a></text:p>
      <text:p text:style-name="P4">麻薬及び向精神薬取締法<text:span text:style-name="T1">(Narcotics and Psychotropics Control Act)</text:span></text:p>
      <text:p text:style-name="P4"><text:a xlink:type="simple" xlink:href="http://www.japaneselawtranslation.go.jp/law/detail/?printID=&amp;ft=1&amp;re=01&amp;dn=1&amp;x=33&amp;y=10&amp;co=01&amp;ia=03&amp;ja=04&amp;ky=剤取締法&amp;page=11&amp;vm=03" text:style-name="Internet_20_link" text:visited-style-name="Visited_20_Internet_20_Link">http://www.japaneselawtranslation.go.jp/law/detail/?printID=&amp;ft=1&amp;re=01&amp;dn=1&amp;x=33&amp;y=10&amp;co=01&amp;ia=03&amp;ja=04&amp;ky=%E5%89%A4%E5%8F%96%E7%B7%A0%E6%B3%95&amp;page=11&amp;vm=03</text:a></text:p>
      <text:p text:style-name="P4">麻薬及び向精神薬取締法施行令</text:p>
      <text:p text:style-name="P1"><text:a xlink:type="simple" xlink:href="https://elaws.e-gov.go.jp/document?lawid=328CO0000000057_20210501_503CO0000000148" text:style-name="Internet_20_link" text:visited-style-name="Visited_20_Internet_20_Link">https://elaws.e-gov.go.jp/document?lawid=328CO0000000057_20210501_503CO0000000148</text:a></text:p>
      <text:p text:style-name="P1"/>
      <text:p text:style-name="P1">70</text:p>
      <text:p text:style-name="P1">Secretariat of the Rotterdam Convention – UNEP and Secretariat of the Rotterdam Convention - FAO</text:p>
      <text:p text:style-name="P1">Rotterdam Convention</text:p>
      <text:p text:style-name="P1">Parties and Signatories</text:p>
      <text:p text:style-name="P1"><text:a xlink:type="simple" xlink:href="http://www.pic.int/Countries/Statusofratification/PartiesandSignatories/tabid/1072/language/en-US/Default.aspx" text:style-name="Internet_20_link" text:visited-style-name="Visited_20_Internet_20_Link">http://www.pic.int/Countries/Statusofratification/PartiesandSignatories/tabid/1072/language/en-US/Default.aspx</text:a></text:p>
      <text:p text:style-name="P1">美國United States of America已於11/09/1998簽署Signature但尚未批准Ratification與生效Entry into force</text:p>
      <text:p text:style-name="P1"/>
      <text:p text:style-name="P1">United States Environmental Protection Agency</text:p>
      <text:p text:style-name="P1">International Activities Related to Pesticides</text:p>
      <text:p text:style-name="P1"><text:a xlink:type="simple" xlink:href="https://www.epa.gov/pesticides/international-activities-related-pesticides" text:style-name="Internet_20_link" text:visited-style-name="Visited_20_Internet_20_Link">https://www.epa.gov/pesticides/international-activities-related-pesticides</text:a></text:p>
      <text:p text:style-name="P1"/>
      <text:p text:style-name="P1"><text:soft-page-break/>71</text:p>
      <text:p text:style-name="P1">Secretariat of the Rotterdam Convention – UNEP and Secretariat of the Rotterdam Convention - FAO</text:p>
      <text:p text:style-name="P1">Rotterdam Convention</text:p>
      <text:p text:style-name="P1">Parties and Signatories</text:p>
      <text:p text:style-name="P1"><text:a xlink:type="simple" xlink:href="http://www.pic.int/Countries/Statusofratification/PartiesandSignatories/tabid/1072/language/en-US/Default.aspx" text:style-name="Internet_20_link" text:visited-style-name="Visited_20_Internet_20_Link">http://www.pic.int/Countries/Statusofratification/PartiesandSignatories/tabid/1072/language/en-US/Default.aspx</text:a></text:p>
      <text:p text:style-name="P1">印度India已於24/05/2005加入並於22/08/2005生效Entry into force</text:p>
      <text:p text:style-name="P1"/>
      <text:p text:style-name="P1">主管機關可能為Ministry of Environment, Forest and Climate Change, Government of India</text:p>
      <text:p text:style-name="P1"><text:a xlink:type="simple" xlink:href="https://geographyandyou.com/international-agreements-environment-india/" text:style-name="Internet_20_link" text:visited-style-name="Visited_20_Internet_20_Link">https://geographyandyou.com/international-agreements-environment-india/</text:a></text:p>
      <text:p text:style-name="P1"/>
      <text:p text:style-name="P1">73</text:p>
      <text:p text:style-name="P1">清單不明確</text:p>
      <text:p text:style-name="P1"><text:a xlink:type="simple" xlink:href="https://www.nationalacademies.org/our-work/reducing-the-threat-of-improvised-explosive-device-attacks-by-restricting-access-to-chemical-explosive-precursors" text:style-name="Internet_20_link" text:visited-style-name="Visited_20_Internet_20_Link">https://www.nationalacademies.org/our-work/reducing-the-threat-of-improvised-explosive-device-attacks-by-restricting-access-to-chemical-explosive-precursors</text:a></text:p>
      <text:p text:style-name="P1"><text:a xlink:type="simple" xlink:href="https://www.nap.edu/read/24862/chapter/6" text:style-name="Internet_20_link" text:visited-style-name="Visited_20_Internet_20_Link">https://www.nap.edu/read/24862/chapter/6</text:a></text:p>
      <text:p text:style-name="P1"/>
      <text:p text:style-name="P1">75</text:p>
      <text:p text:style-name="P1">無可靠來源</text:p>
      <text:p text:style-name="P1"><text:a xlink:type="simple" xlink:href="https://na.eventscloud.com/file_uploads/8c9d7c7e4aa616623c2c2acc7d746e5f_D4_11h30_15h00_3SafetyandSecurity_PGs.pdf" text:style-name="Internet_20_link" text:visited-style-name="Visited_20_Internet_20_Link">https://na.eventscloud.com/file_uploads/8c9d7c7e4aa616623c2c2acc7d746e5f_D4_11h30_15h00_3SafetyandSecurity_PGs.pdf</text:a></text:p>
      <text:p text:style-name="P1"><text:a xlink:type="simple" xlink:href="https://na.eventscloud.com/file_uploads/a9a3b299ec052592056db53898dce2f0_5.1OverviewWCOPGS_EN.pdf" text:style-name="Internet_20_link" text:visited-style-name="Visited_20_Internet_20_Link">https://na.eventscloud.com/file_uploads/a9a3b299ec052592056db53898dce2f0_5.1OverviewWCOPGS_EN.pdf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標楷體" svg:font-family="標楷體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標楷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Times New Roman" fo:font-size="12pt" fo:language="de" fo:country="DE" style:letter-kerning="true" style:font-name-asian="標楷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標楷體" style:font-family-asian="標楷體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標楷體" style:font-family-asian="標楷體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name-asian="標楷體" style:font-family-asian="標楷體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標楷體" style:font-family-asian="標楷體"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30T10:42:27.033000000</meta:creation-date>
    <meta:generator>LibreOffice/7.0.6.2$Windows_X86_64 LibreOffice_project/144abb84a525d8e30c9dbbefa69cbbf2d8d4ae3b</meta:generator>
    <dc:date>2021-09-30T11:11:08.394000000</dc:date>
    <meta:editing-duration>PT28M40S</meta:editing-duration>
    <meta:editing-cycles>6</meta:editing-cycles>
    <meta:document-statistic meta:table-count="0" meta:image-count="0" meta:object-count="0" meta:page-count="2" meta:paragraph-count="52" meta:word-count="324" meta:character-count="2565" meta:non-whitespace-character-count="2498"/>
  </office:meta>
</office:document-meta>
</file>